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6833in" fo:margin-left="1.0042in" table:align="left"/>
    </style:style>
    <style:style style:name="Table1.A" style:family="table-column">
      <style:table-column-properties style:column-width="2.4583in"/>
    </style:style>
    <style:style style:name="Table1.B" style:family="table-column">
      <style:table-column-properties style:column-width="1.2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847in"/>
    </style:style>
    <style:style style:name="Table2.C" style:family="table-column">
      <style:table-column-properties style:column-width="1.6681in"/>
    </style:style>
    <style:style style:name="Table2.D" style:family="table-column">
      <style:table-column-properties style:column-width="1.1021in"/>
    </style:style>
    <style:style style:name="Table2.E" style:family="table-column">
      <style:table-column-properties style:column-width="1.3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1.3847in"/>
    </style:style>
    <style:style style:name="Table3.C" style:family="table-column">
      <style:table-column-properties style:column-width="1.3854in"/>
    </style:style>
    <style:style style:name="Table3.E" style:family="table-column">
      <style:table-column-properties style:column-width="1.3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1535in"/>
    </style:style>
    <style:style style:name="Table4.B" style:family="table-column">
      <style:table-column-properties style:column-width="0.9715in"/>
    </style:style>
    <style:style style:name="Table4.C" style:family="table-column">
      <style:table-column-properties style:column-width="0.875in"/>
    </style:style>
    <style:style style:name="Table4.D" style:family="table-column">
      <style:table-column-properties style:column-width="0.8472in"/>
    </style:style>
    <style:style style:name="Table4.E" style:family="table-column">
      <style:table-column-properties style:column-width="0.7694in"/>
    </style:style>
    <style:style style:name="Table4.H" style:family="table-column">
      <style:table-column-properties style:column-width="0.771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1535in"/>
    </style:style>
    <style:style style:name="Table5.B" style:family="table-column">
      <style:table-column-properties style:column-width="0.971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72in"/>
    </style:style>
    <style:style style:name="Table5.E" style:family="table-column">
      <style:table-column-properties style:column-width="0.7694in"/>
    </style:style>
    <style:style style:name="Table5.H" style:family="table-column">
      <style:table-column-properties style:column-width="0.771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0.8125in"/>
    </style:style>
    <style:style style:name="Table6.C" style:family="table-column">
      <style:table-column-properties style:column-width="0.75in"/>
    </style:style>
    <style:style style:name="Table6.D" style:family="table-column">
      <style:table-column-properties style:column-width="0.8472in"/>
    </style:style>
    <style:style style:name="Table6.E" style:family="table-column">
      <style:table-column-properties style:column-width="0.7694in"/>
    </style:style>
    <style:style style:name="Table6.H" style:family="table-column">
      <style:table-column-properties style:column-width="0.771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3424in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0.75in"/>
    </style:style>
    <style:style style:name="Table7.D" style:family="table-column">
      <style:table-column-properties style:column-width="0.8472in"/>
    </style:style>
    <style:style style:name="Table7.E" style:family="table-column">
      <style:table-column-properties style:column-width="0.7694in"/>
    </style:style>
    <style:style style:name="Table7.H" style:family="table-column">
      <style:table-column-properties style:column-width="0.771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3424in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4375in"/>
    </style:style>
    <style:style style:name="Table8.B" style:family="table-column">
      <style:table-column-properties style:column-width="0.8125in"/>
    </style:style>
    <style:style style:name="Table8.C" style:family="table-column">
      <style:table-column-properties style:column-width="0.75in"/>
    </style:style>
    <style:style style:name="Table8.D" style:family="table-column">
      <style:table-column-properties style:column-width="0.8472in"/>
    </style:style>
    <style:style style:name="Table8.E" style:family="table-column">
      <style:table-column-properties style:column-width="0.7694in"/>
    </style:style>
    <style:style style:name="Table8.H" style:family="table-column">
      <style:table-column-properties style:column-width="0.771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3424in"/>
    </style:style>
    <style:style style:name="P1" style:family="paragraph" style:parent-style-name="Header">
      <style:paragraph-properties fo:background-color="#ffd457">
        <style:background-image/>
      </style:paragraph-properties>
      <style:text-properties fo:color="#800000" fo:font-size="16pt" fo:font-weight="bold" officeooo:rsid="00049a45" officeooo:paragraph-rsid="00049a4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" fo:font-weight="normal" officeooo:rsid="0021937c" officeooo:paragraph-rsid="0021937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4c253c" officeooo:paragraph-rsid="004c253c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ackground-color="#000080">
        <style:background-image/>
      </style:paragraph-properties>
      <style:text-properties style:font-name="Courier" fo:font-size="14pt" fo:font-weight="bold" officeooo:rsid="005cab94" officeooo:paragraph-rsid="005cab9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 fo:background-color="#000080">
        <style:background-image/>
      </style:paragraph-properties>
      <style:text-properties fo:color="#ffffff" style:font-name="Arial" fo:font-size="12pt" fo:font-weight="bold" officeooo:rsid="005edfc5" officeooo:paragraph-rsid="005edfc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 fo:background-color="#000080">
        <style:background-image/>
      </style:paragraph-properties>
      <style:text-properties style:use-window-font-color="true" style:font-name="Courier" fo:font-size="12pt" fo:font-weight="bold" officeooo:rsid="00630e2b" officeooo:paragraph-rsid="0065380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 fo:background-color="#000080">
        <style:background-image/>
      </style:paragraph-properties>
      <style:text-properties style:use-window-font-color="true" style:font-name="Courier" fo:font-size="12pt" fo:font-weight="bold" officeooo:rsid="00630e2b" officeooo:paragraph-rsid="0068f33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 fo:background-color="#000080">
        <style:background-image/>
      </style:paragraph-properties>
      <style:text-properties style:use-window-font-color="true" style:font-name="Courier" fo:font-size="12pt" fo:font-weight="bold" officeooo:rsid="00630e2b" officeooo:paragraph-rsid="006c737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30e2b" officeooo:paragraph-rsid="0065380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30e2b" officeooo:paragraph-rsid="0068f33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30e2b" officeooo:paragraph-rsid="006c737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30e2b" officeooo:paragraph-rsid="006f3d7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60d4e" officeooo:paragraph-rsid="00660d4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8f33d" officeooo:paragraph-rsid="0068f33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8f33d" officeooo:paragraph-rsid="0068f33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c737c" officeooo:paragraph-rsid="006c737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c737c" officeooo:paragraph-rsid="006f3d7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bold" officeooo:rsid="006f3d79" officeooo:paragraph-rsid="006f3d7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normal" officeooo:rsid="00630e2b" officeooo:paragraph-rsid="0065380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normal" officeooo:rsid="00630e2b" officeooo:paragraph-rsid="0068f33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normal" officeooo:rsid="00630e2b" officeooo:paragraph-rsid="006c737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Courier" fo:font-size="12pt" fo:font-weight="normal" officeooo:rsid="00630e2b" officeooo:paragraph-rsid="006f3d7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" fo:font-weight="bold" officeooo:rsid="004c253c" officeooo:paragraph-rsid="004c253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5edfc5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5a6ab6" officeooo:paragraph-rsid="004c253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5e2c59" officeooo:paragraph-rsid="005e2c5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5edfc5" officeooo:paragraph-rsid="005edfc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" fo:font-size="12pt" fo:font-weight="normal" officeooo:rsid="005e2c59" officeooo:paragraph-rsid="005e2c5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" fo:font-size="12pt" fo:font-weight="bold" officeooo:rsid="005edfc5" officeooo:paragraph-rsid="005edfc5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" fo:font-size="12pt" fo:font-weight="bold" officeooo:rsid="005e2c59" officeooo:paragraph-rsid="005edfc5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" fo:font-size="12pt" fo:font-weight="bold" officeooo:rsid="005cab94" officeooo:paragraph-rsid="005e2c5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Courier" fo:font-size="12pt" fo:font-weight="bold" officeooo:rsid="00612b3c" officeooo:paragraph-rsid="00612b3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Courier" fo:font-size="12pt" fo:font-weight="normal" officeooo:rsid="00612b3c" officeooo:paragraph-rsid="00612b3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Courier" fo:font-size="12pt" fo:font-weight="normal" officeooo:rsid="0062a3e3" officeooo:paragraph-rsid="0062a3e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urier" fo:font-size="12pt" fo:font-weight="normal" officeooo:rsid="0062b7e1" officeooo:paragraph-rsid="0062b7e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Courier" fo:font-size="12pt" fo:font-weight="normal" officeooo:rsid="0062b7e1" officeooo:paragraph-rsid="0065380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Courier" fo:font-size="12pt" fo:font-weight="normal" officeooo:rsid="0062b7e1" officeooo:paragraph-rsid="0068f33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Courier" fo:font-size="12pt" fo:font-weight="normal" officeooo:rsid="0062b7e1" officeooo:paragraph-rsid="006c737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Courier" fo:font-size="12pt" fo:font-weight="normal" officeooo:rsid="0062e959" officeooo:paragraph-rsid="0062e95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officeooo:rsid="0062e959" officeooo:paragraph-rsid="0062e959"/>
    </style:style>
    <style:style style:name="P41" style:family="paragraph" style:parent-style-name="Standard">
      <style:paragraph-properties fo:text-align="justify" style:justify-single-word="false"/>
      <style:text-properties fo:color="#000080" style:font-name="Courier" fo:font-size="12pt" fo:font-weight="bold" officeooo:rsid="0062a3e3" officeooo:paragraph-rsid="0062a3e3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80" style:font-name="Courier" fo:font-size="12pt" fo:font-weight="bold" officeooo:rsid="0062b7e1" officeooo:paragraph-rsid="0062b7e1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2pt" officeooo:rsid="005edfc5" officeooo:paragraph-rsid="005edfc5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officeooo:rsid="00608acd" officeooo:paragraph-rsid="00608acd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fo:font-weight="bold" officeooo:rsid="005edfc5" officeooo:paragraph-rsid="005edfc5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Courier" fo:font-size="12pt" fo:font-weight="bold" officeooo:rsid="0068f33d" officeooo:paragraph-rsid="0068f33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Courier" fo:font-size="12pt" fo:font-weight="bold" officeooo:rsid="0068f33d" officeooo:paragraph-rsid="006c737c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Courier" fo:font-size="12pt" fo:font-weight="bold" officeooo:rsid="0068f33d" officeooo:paragraph-rsid="006f3d79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color="#008000" style:font-name="Courier" fo:font-size="12pt" fo:font-weight="bold" officeooo:rsid="005e2c59" officeooo:paragraph-rsid="005edfc5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" fo:font-size="12pt" officeooo:rsid="00630e2b" officeooo:paragraph-rsid="00653803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Courier" fo:font-size="12pt" officeooo:rsid="00636d43" officeooo:paragraph-rsid="00653803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Courier" fo:font-size="12pt" officeooo:rsid="00653803" officeooo:paragraph-rsid="00653803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Courier" fo:font-size="12pt" officeooo:rsid="00660d4e" officeooo:paragraph-rsid="00660d4e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ourier" fo:font-size="12pt" officeooo:rsid="0067c96b" officeooo:paragraph-rsid="0067c96b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ourier" fo:font-size="12pt" officeooo:rsid="0068f33d" officeooo:paragraph-rsid="0068f33d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ourier" fo:font-size="12pt" officeooo:rsid="006a56e8" officeooo:paragraph-rsid="006a56e8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ourier" fo:font-size="12pt" officeooo:rsid="006c737c" officeooo:paragraph-rsid="006c737c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Courier" fo:font-size="12pt" officeooo:rsid="006f3d79" officeooo:paragraph-rsid="006f3d79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Courier" fo:font-size="12pt" officeooo:rsid="006ff6b0" officeooo:paragraph-rsid="006ff6b0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Courier" fo:font-size="12pt" fo:font-weight="bold" officeooo:rsid="00612b3c" officeooo:paragraph-rsid="00612b3c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ourier" fo:font-size="12pt" fo:font-weight="bold" officeooo:rsid="0062b7e1" officeooo:paragraph-rsid="0062b7e1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Courier" fo:font-size="12pt" fo:font-weight="bold" officeooo:rsid="00630e2b" officeooo:paragraph-rsid="00653803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ourier" fo:font-size="12pt" fo:font-weight="bold" officeooo:rsid="00653803" officeooo:paragraph-rsid="00653803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ourier" fo:font-size="12pt" fo:font-weight="bold" officeooo:rsid="00660d4e" officeooo:paragraph-rsid="00660d4e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" fo:font-size="12pt" fo:font-weight="bold" officeooo:rsid="0067c96b" officeooo:paragraph-rsid="0067c96b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urier" fo:font-size="12pt" fo:font-weight="bold" officeooo:rsid="006a56e8" officeooo:paragraph-rsid="006a56e8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urier" fo:font-size="12pt" fo:font-weight="bold" officeooo:rsid="006f3d79" officeooo:paragraph-rsid="006f3d79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ourier" fo:font-size="12pt" fo:font-weight="bold" officeooo:rsid="006ff6b0" officeooo:paragraph-rsid="006ff6b0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urier" fo:font-size="12pt" fo:font-weight="normal" officeooo:rsid="006a56e8" officeooo:paragraph-rsid="006a56e8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Courier" fo:font-size="12pt" fo:font-weight="normal" officeooo:rsid="006f3d79" officeooo:paragraph-rsid="006f3d79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Courier" fo:font-size="12pt" fo:font-weight="normal" officeooo:rsid="006ff6b0" officeooo:paragraph-rsid="006ff6b0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000080" style:font-name="Courier" fo:font-size="12pt" officeooo:rsid="00630e2b" officeooo:paragraph-rsid="00653803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color="#000080" style:font-name="Courier" fo:font-size="12pt" officeooo:rsid="00630e2b" officeooo:paragraph-rsid="0068f33d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color="#000080" style:font-name="Courier" fo:font-size="12pt" officeooo:rsid="00630e2b" officeooo:paragraph-rsid="006c737c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color="#000080" style:font-name="Courier" fo:font-size="12pt" officeooo:rsid="00630e2b" officeooo:paragraph-rsid="006f3d79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color="#eb613d" style:font-name="Courier" fo:font-size="12pt" fo:font-weight="bold" officeooo:rsid="00630e2b" officeooo:paragraph-rsid="00653803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ourier" fo:font-size="12pt" fo:font-weight="bold" officeooo:rsid="0068f33d" officeooo:paragraph-rsid="0068f33d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ourier" fo:font-size="12pt" fo:font-weight="bold" officeooo:rsid="00708274" officeooo:paragraph-rsid="00708274" style:font-size-asian="12pt" style:font-weight-asian="bold" style:font-size-complex="12pt" style:font-weight-complex="bold"/>
    </style:style>
    <style:style style:name="T1" style:family="text">
      <style:text-properties officeooo:rsid="004ae53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officeooo:rsid="005c4ac4"/>
    </style:style>
    <style:style style:name="T4" style:family="text">
      <style:text-properties officeooo:rsid="005cab94"/>
    </style:style>
    <style:style style:name="T5" style:family="text">
      <style:text-properties fo:color="#008000"/>
    </style:style>
    <style:style style:name="T6" style:family="text">
      <style:text-properties fo:color="#008000" style:font-name="Courier" fo:font-size="12pt" fo:font-weight="bold" officeooo:rsid="005edfc5" style:font-size-asian="12pt" style:font-weight-asian="bold" style:font-size-complex="12pt" style:font-weight-complex="bold"/>
    </style:style>
    <style:style style:name="T7" style:family="text">
      <style:text-properties officeooo:rsid="0062a3e3"/>
    </style:style>
    <style:style style:name="T8" style:family="text">
      <style:text-properties officeooo:rsid="0062e959"/>
    </style:style>
    <style:style style:name="T9" style:family="text">
      <style:text-properties style:use-window-font-color="true" style:font-name="Courier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Courier" fo:font-size="12pt" fo:font-weight="normal" officeooo:rsid="0062e959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Courier" fo:font-size="12pt" fo:font-weight="normal" officeooo:rsid="005edfc5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Courier" fo:font-size="12pt" fo:font-weight="normal" officeooo:rsid="005f1736" style:font-size-asian="12pt" style:font-weight-asian="normal" style:font-size-complex="12pt" style:font-weight-complex="normal"/>
    </style:style>
    <style:style style:name="T13" style:family="text">
      <style:text-properties officeooo:rsid="00653803"/>
    </style:style>
    <style:style style:name="T14" style:family="text">
      <style:text-properties officeooo:rsid="0068f33d"/>
    </style:style>
    <style:style style:name="T15" style:family="text">
      <style:text-properties fo:color="#ff3333"/>
    </style:style>
    <style:style style:name="T16" style:family="text">
      <style:text-properties fo:color="#ff3333" officeooo:rsid="006c737c"/>
    </style:style>
    <style:style style:name="T17" style:family="text">
      <style:text-properties fo:color="#ff3333" officeooo:rsid="006f3d79"/>
    </style:style>
    <style:style style:name="T18" style:family="text">
      <style:text-properties officeooo:rsid="006c737c"/>
    </style:style>
    <style:style style:name="T19" style:family="text">
      <style:text-properties officeooo:rsid="006f3d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 compile:</text:p>
      <text:p text:style-name="P2"/>
      <text:p text:style-name="P23">$ <text:span text:style-name="T4">make all</text:span></text:p>
      <text:p text:style-name="P3"/>
      <text:p text:style-name="P28">smpicc <text:s/>bcast_skeleton.c -o <text:span text:style-name="T5">bcast_default</text:span> -D MODE=0</text:p>
      <text:p text:style-name="P28">smpicc <text:s/>bcast_skeleton.c -o <text:span text:style-name="T5">bcast_naive</text:span> -D MODE=1</text:p>
      <text:p text:style-name="P28">smpicc <text:s/>bcast_skeleton.c -o <text:span text:style-name="T5">bcast_ring</text:span> -D MODE=2</text:p>
      <text:p text:style-name="P28">smpicc <text:s/>bcast_skeleton.c -o <text:span text:style-name="T5">bcast_ring_pipelined</text:span> -D MODE=3</text:p>
      <text:p text:style-name="P28">smpicc <text:s/>bcast_skeleton.c -o <text:span text:style-name="T5">bcast_ring_pipelined_isend</text:span> -D MODE=4</text:p>
      <text:p text:style-name="P28">smpicc <text:s/>bcast_skeleton.c -o <text:span text:style-name="T5">bcast_bintree_pipelined_isend</text:span> -D MODE=5</text:p>
      <text:p text:style-name="P25"/>
      <text:p text:style-name="P26">To clean the previous compilation:</text:p>
      <text:p text:style-name="P31">$ make clean</text:p>
      <text:p text:style-name="P25"/>
      <text:p text:style-name="P5">Question 1:</text:p>
      <text:p text:style-name="P27"/>
      <text:p text:style-name="P27">platform: <text:span text:style-name="T2">100-processor ring</text:span></text:p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Method</text:p>
          </table:table-cell>
          <table:table-cell table:style-name="Table1.B1" office:value-type="string">
            <text:p text:style-name="P45">Time (s)</text:p>
          </table:table-cell>
        </table:table-row>
        <table:table-row>
          <table:table-cell table:style-name="Table1.A2" office:value-type="string">
            <text:p text:style-name="P30"><text:span text:style-name="T5">bcast_default</text:span></text:p>
          </table:table-cell>
          <table:table-cell table:style-name="Table1.B2" office:value-type="string">
            <text:p text:style-name="P43">2.992</text:p>
          </table:table-cell>
        </table:table-row>
        <table:table-row>
          <table:table-cell table:style-name="Table1.A2" office:value-type="string">
            <text:p text:style-name="P49">bcast_naive</text:p>
          </table:table-cell>
          <table:table-cell table:style-name="Table1.B2" office:value-type="string">
            <text:p text:style-name="P44">9.859</text:p>
          </table:table-cell>
        </table:table-row>
        <table:table-row>
          <table:table-cell table:style-name="Table1.A2" office:value-type="string">
            <text:p text:style-name="P49">bcast_ring</text:p>
          </table:table-cell>
          <table:table-cell table:style-name="Table1.B2" office:value-type="string">
            <text:p text:style-name="P43">8.778</text:p>
          </table:table-cell>
        </table:table-row>
      </table:table>
      <text:p text:style-name="P29"/>
      <text:p text:style-name="P29">example$ smpirun --cfg=smpi/bcast:mpich --cfg=smpi/running_power:1Gf -np 100 -platform ring_100.xml -hostfile hostfile_100 ./<text:span text:style-name="T5">bcast_default</text:span></text:p>
      <text:p text:style-name="P29"><text:span text:style-name="T5"/></text:p>
      <text:p text:style-name="P29"><text:span text:style-name="T5"/></text:p>
      <text:p text:style-name="P24"><text:span text:style-name="T10">- Why is not </text:span><text:span text:style-name="T6">bcast_ring</text:span><text:span text:style-name="T11"> </text:span><text:span text:style-name="T10">that much better than </text:span><text:span text:style-name="T6">bcast_naive</text:span><text:span text:style-name="T12">?</text:span></text:p>
      <text:p text:style-name="P40"><text:span text:style-name="T12">T</text:span><text:span text:style-name="T9">o answer this question, we run the same code using only 5 processors and we record the times when the send and receive processes are done.</text:span></text:p>
      <text:p text:style-name="P40"><text:span text:style-name="T9"/></text:p>
      <text:p text:style-name="P40"><text:span text:style-name="T9">As seen in tables 1 and 2, each send process has to wait until the pack of the sent data is completely received by the target processor. </text:span></text:p>
      <text:p text:style-name="P40"><text:span text:style-name="T9">So, at each time only one send process can be carried out. </text:span></text:p>
      <text:p text:style-name="P40"><text:span text:style-name="T9"/></text:p>
      <text:p text:style-name="P40"><text:span text:style-name="T9">In the naive implementation, everything is send by processor 0.</text:span></text:p>
      <text:p text:style-name="P40"><text:span text:style-name="T9">In the ring implementation, each pack is sent to the neighbor processor. </text:span></text:p>
      <text:p text:style-name="P40"><text:span text:style-name="T9"/></text:p>
      <text:p text:style-name="P39">So, the time of message passing is not dominated by network latency and it is dominated only by the sending-receiving time overhead. It really doesn't matter which processor is sending to which one. The important point is that, at each time, all processes are blocked <text:soft-page-break/>until a “send” process is completed.</text:p>
      <text:p text:style-name="P32"/>
      <text:p text:style-name="P32"><text:span text:style-name="T8">Table 1: </text:span>Naiv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60">Processor No.</text:p>
          </table:table-cell>
          <table:table-cell table:style-name="Table3.A1" office:value-type="string">
            <text:p text:style-name="P60">Time of send-<text:span text:style-name="T7">begin</text:span></text:p>
          </table:table-cell>
          <table:table-cell table:style-name="Table3.A1" office:value-type="string">
            <text:p text:style-name="P60">Time of <text:span text:style-name="T7">send-end</text:span></text:p>
          </table:table-cell>
          <table:table-cell table:style-name="Table3.A1" office:value-type="string">
            <text:p text:style-name="P61">From … To</text:p>
          </table:table-cell>
          <table:table-cell table:style-name="Table3.E1" office:value-type="string">
            <text:p text:style-name="P61">Delta time</text:p>
          </table:table-cell>
        </table:table-row>
        <table:table-row>
          <table:table-cell table:style-name="Table3.A2" office:value-type="string">
            <text:p text:style-name="P60">1</text:p>
          </table:table-cell>
          <table:table-cell table:style-name="Table3.A2" office:value-type="string">
            <text:p text:style-name="P34">0.000</text:p>
          </table:table-cell>
          <table:table-cell table:style-name="Table3.A2" office:value-type="string">
            <text:p text:style-name="P34">0.085</text:p>
          </table:table-cell>
          <table:table-cell table:style-name="Table3.A2" office:value-type="string">
            <text:p text:style-name="P35">0 → 1</text:p>
          </table:table-cell>
          <table:table-cell table:style-name="Table3.E2" office:value-type="string">
            <text:p text:style-name="P35">0.085</text:p>
          </table:table-cell>
        </table:table-row>
        <table:table-row>
          <table:table-cell table:style-name="Table3.A2" office:value-type="string">
            <text:p text:style-name="P60">2</text:p>
          </table:table-cell>
          <table:table-cell table:style-name="Table3.A2" office:value-type="string">
            <text:p text:style-name="P34">0.085</text:p>
          </table:table-cell>
          <table:table-cell table:style-name="Table3.A2" office:value-type="string">
            <text:p text:style-name="P34">0.171</text:p>
          </table:table-cell>
          <table:table-cell table:style-name="Table3.A2" office:value-type="string">
            <text:p text:style-name="P35">0 → 2</text:p>
          </table:table-cell>
          <table:table-cell table:style-name="Table3.E2" office:value-type="string">
            <text:p text:style-name="P35">0.086</text:p>
          </table:table-cell>
        </table:table-row>
        <table:table-row>
          <table:table-cell table:style-name="Table3.A2" office:value-type="string">
            <text:p text:style-name="P60">3</text:p>
          </table:table-cell>
          <table:table-cell table:style-name="Table3.A2" office:value-type="string">
            <text:p text:style-name="P34">0.171</text:p>
          </table:table-cell>
          <table:table-cell table:style-name="Table3.A2" office:value-type="string">
            <text:p text:style-name="P34">0.257</text:p>
          </table:table-cell>
          <table:table-cell table:style-name="Table3.A2" office:value-type="string">
            <text:p text:style-name="P35">0 → 3</text:p>
          </table:table-cell>
          <table:table-cell table:style-name="Table3.E2" office:value-type="string">
            <text:p text:style-name="P35">0.086</text:p>
          </table:table-cell>
        </table:table-row>
        <table:table-row>
          <table:table-cell table:style-name="Table3.A2" office:value-type="string">
            <text:p text:style-name="P60">4 </text:p>
          </table:table-cell>
          <table:table-cell table:style-name="Table3.A2" office:value-type="string">
            <text:p text:style-name="P34">0.257</text:p>
          </table:table-cell>
          <table:table-cell table:style-name="Table3.A2" office:value-type="string">
            <text:p text:style-name="P34">0.343</text:p>
          </table:table-cell>
          <table:table-cell table:style-name="Table3.A2" office:value-type="string">
            <text:p text:style-name="P35">0 → 4</text:p>
          </table:table-cell>
          <table:table-cell table:style-name="Table3.E2" office:value-type="string">
            <text:p text:style-name="P35">0.086</text:p>
          </table:table-cell>
        </table:table-row>
      </table:table>
      <text:p text:style-name="P41">Total run-time = 0.557</text:p>
      <text:p text:style-name="P34"/>
      <text:p text:style-name="P32"><text:span text:style-name="T8">Table 2: </text:span>Ring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0">Processor No.</text:p>
          </table:table-cell>
          <table:table-cell table:style-name="Table2.A1" office:value-type="string">
            <text:p text:style-name="P60">Time of send to</text:p>
          </table:table-cell>
          <table:table-cell table:style-name="Table2.A1" office:value-type="string">
            <text:p text:style-name="P60">Time of receive</text:p>
          </table:table-cell>
          <table:table-cell table:style-name="Table2.A1" office:value-type="string">
            <text:p text:style-name="P61">From … To</text:p>
          </table:table-cell>
          <table:table-cell table:style-name="Table2.E1" office:value-type="string">
            <text:p text:style-name="P61">Delta time</text:p>
          </table:table-cell>
        </table:table-row>
        <table:table-row>
          <table:table-cell table:style-name="Table2.A2" office:value-type="string">
            <text:p text:style-name="P60">1</text:p>
          </table:table-cell>
          <table:table-cell table:style-name="Table2.A2" office:value-type="string">
            <text:p text:style-name="P35">0.000</text:p>
          </table:table-cell>
          <table:table-cell table:style-name="Table2.A2" office:value-type="string">
            <text:p text:style-name="P35">0.085</text:p>
          </table:table-cell>
          <table:table-cell table:style-name="Table2.A2" office:value-type="string">
            <text:p text:style-name="P35">0 → 1</text:p>
          </table:table-cell>
          <table:table-cell table:style-name="Table2.E2" office:value-type="string">
            <text:p text:style-name="P35">0.085</text:p>
          </table:table-cell>
        </table:table-row>
        <table:table-row>
          <table:table-cell table:style-name="Table2.A2" office:value-type="string">
            <text:p text:style-name="P60">2</text:p>
          </table:table-cell>
          <table:table-cell table:style-name="Table2.A2" office:value-type="string">
            <text:p text:style-name="P35">0.914</text:p>
          </table:table-cell>
          <table:table-cell table:style-name="Table2.A2" office:value-type="string">
            <text:p text:style-name="P35">0.999</text:p>
          </table:table-cell>
          <table:table-cell table:style-name="Table2.A2" office:value-type="string">
            <text:p text:style-name="P35">1 → 2 </text:p>
          </table:table-cell>
          <table:table-cell table:style-name="Table2.E2" office:value-type="string">
            <text:p text:style-name="P35">0.085</text:p>
          </table:table-cell>
        </table:table-row>
        <table:table-row>
          <table:table-cell table:style-name="Table2.A2" office:value-type="string">
            <text:p text:style-name="P60">3</text:p>
          </table:table-cell>
          <table:table-cell table:style-name="Table2.A2" office:value-type="string">
            <text:p text:style-name="P35">0.999</text:p>
          </table:table-cell>
          <table:table-cell table:style-name="Table2.A2" office:value-type="string">
            <text:p text:style-name="P35">1.084</text:p>
          </table:table-cell>
          <table:table-cell table:style-name="Table2.A2" office:value-type="string">
            <text:p text:style-name="P35">2 → 3</text:p>
          </table:table-cell>
          <table:table-cell table:style-name="Table2.E2" office:value-type="string">
            <text:p text:style-name="P35">0.085</text:p>
          </table:table-cell>
        </table:table-row>
        <table:table-row>
          <table:table-cell table:style-name="Table2.A2" office:value-type="string">
            <text:p text:style-name="P60">4 </text:p>
          </table:table-cell>
          <table:table-cell table:style-name="Table2.A2" office:value-type="string">
            <text:p text:style-name="P35">1.084</text:p>
          </table:table-cell>
          <table:table-cell table:style-name="Table2.A2" office:value-type="string">
            <text:p text:style-name="P35">1.169</text:p>
          </table:table-cell>
          <table:table-cell table:style-name="Table2.A2" office:value-type="string">
            <text:p text:style-name="P35">3 → 4</text:p>
          </table:table-cell>
          <table:table-cell table:style-name="Table2.E2" office:value-type="string">
            <text:p text:style-name="P35">0.085</text:p>
          </table:table-cell>
        </table:table-row>
      </table:table>
      <text:p text:style-name="P42">Total run-time = 0.641</text:p>
      <text:p text:style-name="P33"/>
      <text:p text:style-name="P39">As seen in tables above, the actual time of sending package of data is fairy the same when we sent 0 → 2 or 1 → 2</text:p>
      <text:p text:style-name="P36"/>
      <text:p text:style-name="P6">Question 2:</text:p>
      <text:p text:style-name="P9"/>
      <text:p text:style-name="P13">example &gt; smpirun --cfg=smpi/bcast:mpich --cfg=smpi/running_power:1Gf -np 25 -platform ring_25.xml -hostfile hostfile_25 ./<text:span text:style-name="T5">bcast_ring_pipelined</text:span> -c <text:s/>100000000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/>
        <table:table-row>
          <table:table-cell table:style-name="Table4.A1" office:value-type="string">
            <text:p text:style-name="P72">No. of processors</text:p>
          </table:table-cell>
          <table:table-cell table:style-name="Table4.A1" office:value-type="string">
            <text:p text:style-name="P72">1,000 chunks</text:p>
          </table:table-cell>
          <table:table-cell table:style-name="Table4.A1" office:value-type="string">
            <text:p text:style-name="P72">500 chunks</text:p>
          </table:table-cell>
          <table:table-cell table:style-name="Table4.A1" office:value-type="string">
            <text:p text:style-name="P72">200 chunks</text:p>
          </table:table-cell>
          <table:table-cell table:style-name="Table4.A1" office:value-type="string">
            <text:p text:style-name="P72">100 chunks</text:p>
          </table:table-cell>
          <table:table-cell table:style-name="Table4.A1" office:value-type="string">
            <text:p text:style-name="P72">50 chunks</text:p>
          </table:table-cell>
          <table:table-cell table:style-name="Table4.A1" office:value-type="string">
            <text:p text:style-name="P72">10 chunks</text:p>
          </table:table-cell>
          <table:table-cell table:style-name="Table4.H1" office:value-type="string">
            <text:p text:style-name="P72">1 chunks</text:p>
          </table:table-cell>
        </table:table-row>
        <table:table-row>
          <table:table-cell table:style-name="Table4.A2" office:value-type="string">
            <text:p text:style-name="P76">25</text:p>
          </table:table-cell>
          <table:table-cell table:style-name="Table4.A2" office:value-type="string">
            <text:p text:style-name="P52">13.359</text:p>
          </table:table-cell>
          <table:table-cell table:style-name="Table4.A2" office:value-type="string">
            <text:p text:style-name="P52">7.727</text:p>
          </table:table-cell>
          <table:table-cell table:style-name="Table4.A2" office:value-type="string">
            <text:p text:style-name="P52">4.425</text:p>
          </table:table-cell>
          <table:table-cell table:style-name="Table4.A2" office:value-type="string">
            <text:p text:style-name="P52">2.960</text:p>
          </table:table-cell>
          <table:table-cell table:style-name="Table4.A2" office:value-type="string">
            <text:p text:style-name="P52">2.090</text:p>
          </table:table-cell>
          <table:table-cell table:style-name="Table4.A2" office:value-type="string">
            <text:p text:style-name="P63">0.958</text:p>
          </table:table-cell>
          <table:table-cell table:style-name="Table4.H2" office:value-type="string">
            <text:p text:style-name="P52">2.352</text:p>
          </table:table-cell>
        </table:table-row>
        <table:table-row>
          <table:table-cell table:style-name="Table4.A2" office:value-type="string">
            <text:p text:style-name="P76">50</text:p>
          </table:table-cell>
          <table:table-cell table:style-name="Table4.A2" office:value-type="string">
            <text:p text:style-name="P52">26.573</text:p>
          </table:table-cell>
          <table:table-cell table:style-name="Table4.A2" office:value-type="string">
            <text:p text:style-name="P52">14.973</text:p>
          </table:table-cell>
          <table:table-cell table:style-name="Table4.A2" office:value-type="string">
            <text:p text:style-name="P52">7.582</text:p>
          </table:table-cell>
          <table:table-cell table:style-name="Table4.A2" office:value-type="string">
            <text:p text:style-name="P52">4.429</text:p>
          </table:table-cell>
          <table:table-cell table:style-name="Table4.A2" office:value-type="string">
            <text:p text:style-name="P52">1.805</text:p>
          </table:table-cell>
          <table:table-cell table:style-name="Table4.A2" office:value-type="string">
            <text:p text:style-name="P63">1.190</text:p>
          </table:table-cell>
          <table:table-cell table:style-name="Table4.H2" office:value-type="string">
            <text:p text:style-name="P52">4.491</text:p>
          </table:table-cell>
        </table:table-row>
        <table:table-row>
          <table:table-cell table:style-name="Table4.A2" office:value-type="string">
            <text:p text:style-name="P76">100</text:p>
          </table:table-cell>
          <table:table-cell table:style-name="Table4.A2" office:value-type="string">
            <text:p text:style-name="P52">51.820</text:p>
          </table:table-cell>
          <table:table-cell table:style-name="Table4.A2" office:value-type="string">
            <text:p text:style-name="P52">27.962</text:p>
          </table:table-cell>
          <table:table-cell table:style-name="Table4.A2" office:value-type="string">
            <text:p text:style-name="P52">11.767</text:p>
          </table:table-cell>
          <table:table-cell table:style-name="Table4.A2" office:value-type="string">
            <text:p text:style-name="P51">3.571</text:p>
          </table:table-cell>
          <table:table-cell table:style-name="Table4.A2" office:value-type="string">
            <text:p text:style-name="P50">2.15<text:span text:style-name="T13">4</text:span></text:p>
          </table:table-cell>
          <table:table-cell table:style-name="Table4.A2" office:value-type="string">
            <text:p text:style-name="P62">1.673</text:p>
          </table:table-cell>
          <table:table-cell table:style-name="Table4.H2" office:value-type="string">
            <text:p text:style-name="P50">8.778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36"/>
      <text:p text:style-name="P6">Question <text:span text:style-name="T13">3</text:span>:</text:p>
      <text:p text:style-name="P14"/>
      <text:p text:style-name="P15">example &gt; smpirun --cfg=smpi/bcast:mpich --cfg=smpi/running_power:1Gf -np 25 -platform ring_25.xml -hostfile hostfile_25 ./<text:span text:style-name="T5">bcast_ring_pipelined_isend</text:span> -c <text:s/>100000000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/>
        <table:table-row>
          <table:table-cell table:style-name="Table5.A1" office:value-type="string">
            <text:p text:style-name="P72">No. of processors</text:p>
          </table:table-cell>
          <table:table-cell table:style-name="Table5.A1" office:value-type="string">
            <text:p text:style-name="P72">1,000 chunks</text:p>
          </table:table-cell>
          <table:table-cell table:style-name="Table5.A1" office:value-type="string">
            <text:p text:style-name="P72">500 chunks</text:p>
          </table:table-cell>
          <table:table-cell table:style-name="Table5.A1" office:value-type="string">
            <text:p text:style-name="P72">200 chunks</text:p>
          </table:table-cell>
          <table:table-cell table:style-name="Table5.A1" office:value-type="string">
            <text:p text:style-name="P72">100 chunks</text:p>
          </table:table-cell>
          <table:table-cell table:style-name="Table5.A1" office:value-type="string">
            <text:p text:style-name="P72">50 chunks</text:p>
          </table:table-cell>
          <table:table-cell table:style-name="Table5.A1" office:value-type="string">
            <text:p text:style-name="P72">10 chunks</text:p>
          </table:table-cell>
          <table:table-cell table:style-name="Table5.H1" office:value-type="string">
            <text:p text:style-name="P72">1 chunks</text:p>
          </table:table-cell>
        </table:table-row>
        <table:table-row>
          <table:table-cell table:style-name="Table5.A2" office:value-type="string">
            <text:p text:style-name="P76">25</text:p>
          </table:table-cell>
          <table:table-cell table:style-name="Table5.A2" office:value-type="string">
            <text:p text:style-name="P54">5.891</text:p>
          </table:table-cell>
          <table:table-cell table:style-name="Table5.A2" office:value-type="string">
            <text:p text:style-name="P54">3.098</text:p>
          </table:table-cell>
          <table:table-cell table:style-name="Table5.A2" office:value-type="string">
            <text:p text:style-name="P54">1.557</text:p>
          </table:table-cell>
          <table:table-cell table:style-name="Table5.A2" office:value-type="string">
            <text:p text:style-name="P54">1.087</text:p>
          </table:table-cell>
          <table:table-cell table:style-name="Table5.A2" office:value-type="string">
            <text:p text:style-name="P54">0.953</text:p>
          </table:table-cell>
          <table:table-cell table:style-name="Table5.A2" office:value-type="string">
            <text:p text:style-name="P65">0.706</text:p>
          </table:table-cell>
          <table:table-cell table:style-name="Table5.H2" office:value-type="string">
            <text:p text:style-name="P54">2.261</text:p>
          </table:table-cell>
        </table:table-row>
        <table:table-row>
          <table:table-cell table:style-name="Table5.A2" office:value-type="string">
            <text:p text:style-name="P76">50</text:p>
          </table:table-cell>
          <table:table-cell table:style-name="Table5.A2" office:value-type="string">
            <text:p text:style-name="P53">11.716</text:p>
          </table:table-cell>
          <table:table-cell table:style-name="Table5.A2" office:value-type="string">
            <text:p text:style-name="P53">6.016</text:p>
          </table:table-cell>
          <table:table-cell table:style-name="Table5.A2" office:value-type="string">
            <text:p text:style-name="P53">2.734</text:p>
          </table:table-cell>
          <table:table-cell table:style-name="Table5.A2" office:value-type="string">
            <text:p text:style-name="P54">1.677</text:p>
          </table:table-cell>
          <table:table-cell table:style-name="Table5.A2" office:value-type="string">
            <text:p text:style-name="P54">1.248</text:p>
          </table:table-cell>
          <table:table-cell table:style-name="Table5.A2" office:value-type="string">
            <text:p text:style-name="P65">0.935</text:p>
          </table:table-cell>
          <table:table-cell table:style-name="Table5.H2" office:value-type="string">
            <text:p text:style-name="P54">4.394</text:p>
          </table:table-cell>
        </table:table-row>
        <table:table-row>
          <table:table-cell table:style-name="Table5.A2" office:value-type="string">
            <text:p text:style-name="P76">100</text:p>
          </table:table-cell>
          <table:table-cell table:style-name="Table5.A2" office:value-type="string">
            <text:p text:style-name="P53">23.380</text:p>
          </table:table-cell>
          <table:table-cell table:style-name="Table5.A2" office:value-type="string">
            <text:p text:style-name="P53">11.861</text:p>
          </table:table-cell>
          <table:table-cell table:style-name="Table5.A2" office:value-type="string">
            <text:p text:style-name="P53">5.021</text:p>
          </table:table-cell>
          <table:table-cell table:style-name="Table5.A2" office:value-type="string">
            <text:p text:style-name="P53">2.876</text:p>
          </table:table-cell>
          <table:table-cell table:style-name="Table5.A2" office:value-type="string">
            <text:p text:style-name="P53">1.808</text:p>
          </table:table-cell>
          <table:table-cell table:style-name="Table5.A2" office:value-type="string">
            <text:p text:style-name="P64">1.436</text:p>
          </table:table-cell>
          <table:table-cell table:style-name="Table5.H2" office:value-type="string">
            <text:p text:style-name="P53">8.760</text:p>
          </table:table-cell>
        </table:table-row>
      </table:table>
      <text:p text:style-name="P19"/>
      <text:p text:style-name="P19"/>
      <text:p text:style-name="P19"/>
      <text:p text:style-name="P19"/>
      <text:p text:style-name="P20"/>
      <text:p text:style-name="P37"/>
      <text:p text:style-name="P7">Question <text:span text:style-name="T14">4</text:span>:</text:p>
      <text:p text:style-name="P10"/>
      <text:p text:style-name="P77">bcast_<text:span text:style-name="T15">default →</text:span><text:span text:style-name="T16"> time: 1.481</text:span></text:p>
      <text:p text:style-name="P77"><text:span text:style-name="T16"/></text:p>
      <text:p text:style-name="P78"><text:span text:style-name="T16">1</text:span><text:span text:style-name="T15">00-processor binary tre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/>
        <table:table-row>
          <table:table-cell table:style-name="Table6.A1" office:value-type="string">
            <text:p text:style-name="P46">MODE</text:p>
          </table:table-cell>
          <table:table-cell table:style-name="Table6.A1" office:value-type="string">
            <text:p text:style-name="P73">1,000 chunks</text:p>
          </table:table-cell>
          <table:table-cell table:style-name="Table6.A1" office:value-type="string">
            <text:p text:style-name="P73">500 chunks</text:p>
          </table:table-cell>
          <table:table-cell table:style-name="Table6.A1" office:value-type="string">
            <text:p text:style-name="P73">200 chunks</text:p>
          </table:table-cell>
          <table:table-cell table:style-name="Table6.A1" office:value-type="string">
            <text:p text:style-name="P73">100 chunks</text:p>
          </table:table-cell>
          <table:table-cell table:style-name="Table6.A1" office:value-type="string">
            <text:p text:style-name="P73">50 chunks</text:p>
          </table:table-cell>
          <table:table-cell table:style-name="Table6.A1" office:value-type="string">
            <text:p text:style-name="P73">10 chunks</text:p>
          </table:table-cell>
          <table:table-cell table:style-name="Table6.H1" office:value-type="string">
            <text:p text:style-name="P73">1 chunks</text:p>
          </table:table-cell>
        </table:table-row>
        <table:table-row>
          <table:table-cell table:style-name="Table6.A2" office:value-type="string">
            <text:p text:style-name="P46">bcast_<text:span text:style-name="T15">ring_pipelined</text:span>_isend</text:p>
          </table:table-cell>
          <table:table-cell table:style-name="Table6.A2" office:value-type="string">
            <text:p text:style-name="P55">3.390</text:p>
          </table:table-cell>
          <table:table-cell table:style-name="Table6.A2" office:value-type="string">
            <text:p text:style-name="P55">2.139</text:p>
          </table:table-cell>
          <table:table-cell table:style-name="Table6.A2" office:value-type="string">
            <text:p text:style-name="P56">1.604</text:p>
          </table:table-cell>
          <table:table-cell table:style-name="Table6.A2" office:value-type="string">
            <text:p text:style-name="P56">1.519</text:p>
          </table:table-cell>
          <table:table-cell table:style-name="Table6.A2" office:value-type="string">
            <text:p text:style-name="P66">1.459</text:p>
          </table:table-cell>
          <table:table-cell table:style-name="Table6.A2" office:value-type="string">
            <text:p text:style-name="P69">2.093</text:p>
          </table:table-cell>
          <table:table-cell table:style-name="Table6.H2" office:value-type="string">
            <text:p text:style-name="P56">8.721</text:p>
          </table:table-cell>
        </table:table-row>
        <table:table-row table:style-name="Table6.3">
          <table:table-cell table:style-name="Table6.A2" office:value-type="string">
            <text:p text:style-name="P46">bcast_<text:span text:style-name="T15">bintree_pipelined</text:span>_isend</text:p>
          </table:table-cell>
          <table:table-cell table:style-name="Table6.A2" office:value-type="string">
            <text:p text:style-name="P56">0.869</text:p>
          </table:table-cell>
          <table:table-cell table:style-name="Table6.A2" office:value-type="string">
            <text:p text:style-name="P56">0.637</text:p>
          </table:table-cell>
          <table:table-cell table:style-name="Table6.A2" office:value-type="string">
            <text:p text:style-name="P56">0.497</text:p>
          </table:table-cell>
          <table:table-cell table:style-name="Table6.A2" office:value-type="string">
            <text:p text:style-name="P56">0.452</text:p>
          </table:table-cell>
          <table:table-cell table:style-name="Table6.A2" office:value-type="string">
            <text:p text:style-name="P66">0.431</text:p>
          </table:table-cell>
          <table:table-cell table:style-name="Table6.A2" office:value-type="string">
            <text:p text:style-name="P69">0.436</text:p>
          </table:table-cell>
          <table:table-cell table:style-name="Table6.H2" office:value-type="string">
            <text:p text:style-name="P57">0.738</text:p>
          </table:table-cell>
        </table:table-row>
      </table:table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38"/>
      <text:p text:style-name="P8"><text:soft-page-break/>Question <text:span text:style-name="T18">5</text:span>:</text:p>
      <text:p text:style-name="P11"/>
      <text:p text:style-name="P17">example &gt; <text:span text:style-name="T19">smpirun --cfg=smpi/bcast:mpich --cfg=smpi/running_power:1Gf -np 64 -platform </text:span><text:span text:style-name="T17">cluster_crossbar_64.xml</text:span><text:span text:style-name="T19"> <text:s/>-hostfile hostfile_64 ./bcast_default</text:span></text:p>
      <text:p text:style-name="P11"/>
      <text:p text:style-name="P18">bcast_default <text:s/>→ 0.419</text:p>
      <text:p text:style-name="P11"/>
      <text:p text:style-name="P16">64-node Crossbar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3"/>
        <table:table-column table:style-name="Table7.H"/>
        <table:table-row>
          <table:table-cell table:style-name="Table7.A1" office:value-type="string">
            <text:p text:style-name="P47">MODE</text:p>
          </table:table-cell>
          <table:table-cell table:style-name="Table7.A1" office:value-type="string">
            <text:p text:style-name="P74">1,000 chunks</text:p>
          </table:table-cell>
          <table:table-cell table:style-name="Table7.A1" office:value-type="string">
            <text:p text:style-name="P74">500 chunks</text:p>
          </table:table-cell>
          <table:table-cell table:style-name="Table7.A1" office:value-type="string">
            <text:p text:style-name="P74">200 chunks</text:p>
          </table:table-cell>
          <table:table-cell table:style-name="Table7.A1" office:value-type="string">
            <text:p text:style-name="P74">100 chunks</text:p>
          </table:table-cell>
          <table:table-cell table:style-name="Table7.A1" office:value-type="string">
            <text:p text:style-name="P74">50 chunks</text:p>
          </table:table-cell>
          <table:table-cell table:style-name="Table7.A1" office:value-type="string">
            <text:p text:style-name="P74">10 chunks</text:p>
          </table:table-cell>
          <table:table-cell table:style-name="Table7.H1" office:value-type="string">
            <text:p text:style-name="P74">1 chunks</text:p>
          </table:table-cell>
        </table:table-row>
        <table:table-row>
          <table:table-cell table:style-name="Table7.A2" office:value-type="string">
            <text:p text:style-name="P47">bcast_<text:span text:style-name="T15">ring_pipelined</text:span>_isend</text:p>
          </table:table-cell>
          <table:table-cell table:style-name="Table7.A2" office:value-type="string">
            <text:p text:style-name="P58">0.807</text:p>
          </table:table-cell>
          <table:table-cell table:style-name="Table7.A2" office:value-type="string">
            <text:p text:style-name="P58">0.576</text:p>
          </table:table-cell>
          <table:table-cell table:style-name="Table7.A2" office:value-type="string">
            <text:p text:style-name="P58">0.450</text:p>
          </table:table-cell>
          <table:table-cell table:style-name="Table7.A2" office:value-type="string">
            <text:p text:style-name="P67">0.428</text:p>
          </table:table-cell>
          <table:table-cell table:style-name="Table7.A2" office:value-type="string">
            <text:p text:style-name="P70">0.457</text:p>
          </table:table-cell>
          <table:table-cell table:style-name="Table7.A2" office:value-type="string">
            <text:p text:style-name="P70">0.860</text:p>
          </table:table-cell>
          <table:table-cell table:style-name="Table7.H2" office:value-type="string">
            <text:p text:style-name="P58">5.601</text:p>
          </table:table-cell>
        </table:table-row>
        <table:table-row table:style-name="Table7.3">
          <table:table-cell table:style-name="Table7.A2" office:value-type="string">
            <text:p text:style-name="P47">bcast_<text:span text:style-name="T15">bintree_pipelined</text:span>_isend</text:p>
          </table:table-cell>
          <table:table-cell table:style-name="Table7.A2" office:value-type="string">
            <text:p text:style-name="P58">1.471</text:p>
          </table:table-cell>
          <table:table-cell table:style-name="Table7.A2" office:value-type="string">
            <text:p text:style-name="P58">1.005</text:p>
          </table:table-cell>
          <table:table-cell table:style-name="Table7.A2" office:value-type="string">
            <text:p text:style-name="P58">0.728</text:p>
          </table:table-cell>
          <table:table-cell table:style-name="Table7.A2" office:value-type="string">
            <text:p text:style-name="P70">0.637</text:p>
          </table:table-cell>
          <table:table-cell table:style-name="Table7.A2" office:value-type="string">
            <text:p text:style-name="P67">0.595</text:p>
          </table:table-cell>
          <table:table-cell table:style-name="Table7.A2" office:value-type="string">
            <text:p text:style-name="P70">0.602</text:p>
          </table:table-cell>
          <table:table-cell table:style-name="Table7.H2" office:value-type="string">
            <text:p text:style-name="P58">1.102</text:p>
          </table:table-cell>
        </table:table-row>
      </table:table>
      <text:p text:style-name="P21"/>
      <text:p text:style-name="P21"/>
      <text:p text:style-name="P21"/>
      <text:p text:style-name="P21"/>
      <text:p text:style-name="P17">example &gt; <text:span text:style-name="T19">smpirun --cfg=smpi/bcast:mpich --cfg=smpi/running_power:1Gf -np 64 -platform </text:span><text:span text:style-name="T17">fattree_64.xml</text:span><text:span text:style-name="T19"> <text:s/>-hostfile hostfile_64 ./bcast_default</text:span></text:p>
      <text:p text:style-name="P12"/>
      <text:p text:style-name="P18">bcast_default <text:s/>→ 0.505</text:p>
      <text:p text:style-name="P12"/>
      <text:p text:style-name="P17">64-node <text:span text:style-name="T19">fat tre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/>
        <table:table-row>
          <table:table-cell table:style-name="Table8.A1" office:value-type="string">
            <text:p text:style-name="P48">MODE</text:p>
          </table:table-cell>
          <table:table-cell table:style-name="Table8.A1" office:value-type="string">
            <text:p text:style-name="P75">1,000 chunks</text:p>
          </table:table-cell>
          <table:table-cell table:style-name="Table8.A1" office:value-type="string">
            <text:p text:style-name="P75">500 chunks</text:p>
          </table:table-cell>
          <table:table-cell table:style-name="Table8.A1" office:value-type="string">
            <text:p text:style-name="P75">200 chunks</text:p>
          </table:table-cell>
          <table:table-cell table:style-name="Table8.A1" office:value-type="string">
            <text:p text:style-name="P75">100 chunks</text:p>
          </table:table-cell>
          <table:table-cell table:style-name="Table8.A1" office:value-type="string">
            <text:p text:style-name="P75">50 chunks</text:p>
          </table:table-cell>
          <table:table-cell table:style-name="Table8.A1" office:value-type="string">
            <text:p text:style-name="P75">10 chunks</text:p>
          </table:table-cell>
          <table:table-cell table:style-name="Table8.H1" office:value-type="string">
            <text:p text:style-name="P75">1 chunks</text:p>
          </table:table-cell>
        </table:table-row>
        <table:table-row>
          <table:table-cell table:style-name="Table8.A2" office:value-type="string">
            <text:p text:style-name="P48">bcast_<text:span text:style-name="T15">ring_pipelined</text:span>_isend</text:p>
          </table:table-cell>
          <table:table-cell table:style-name="Table8.A2" office:value-type="string">
            <text:p text:style-name="P58">2.227</text:p>
          </table:table-cell>
          <table:table-cell table:style-name="Table8.A2" office:value-type="string">
            <text:p text:style-name="P58">1.301</text:p>
          </table:table-cell>
          <table:table-cell table:style-name="Table8.A2" office:value-type="string">
            <text:p text:style-name="P58">0.760</text:p>
          </table:table-cell>
          <table:table-cell table:style-name="Table8.A2" office:value-type="string">
            <text:p text:style-name="P70">0.598</text:p>
          </table:table-cell>
          <table:table-cell table:style-name="Table8.A2" office:value-type="string">
            <text:p text:style-name="P67">0.531</text:p>
          </table:table-cell>
          <table:table-cell table:style-name="Table8.A2" office:value-type="string">
            <text:p text:style-name="P70">0.878</text:p>
          </table:table-cell>
          <table:table-cell table:style-name="Table8.H2" office:value-type="string">
            <text:p text:style-name="P58">5.606</text:p>
          </table:table-cell>
        </table:table-row>
        <table:table-row table:style-name="Table8.3">
          <table:table-cell table:style-name="Table8.A2" office:value-type="string">
            <text:p text:style-name="P48">bcast_<text:span text:style-name="T15">bintree_pipelined</text:span>_isend</text:p>
          </table:table-cell>
          <table:table-cell table:style-name="Table8.A2" office:value-type="string">
            <text:p text:style-name="P58">4.404</text:p>
          </table:table-cell>
          <table:table-cell table:style-name="Table8.A2" office:value-type="string">
            <text:p text:style-name="P59">2.836</text:p>
          </table:table-cell>
          <table:table-cell table:style-name="Table8.A2" office:value-type="string">
            <text:p text:style-name="P59">1.804</text:p>
          </table:table-cell>
          <table:table-cell table:style-name="Table8.A2" office:value-type="string">
            <text:p text:style-name="P71">1.493</text:p>
          </table:table-cell>
          <table:table-cell table:style-name="Table8.A2" office:value-type="string">
            <text:p text:style-name="P68">1.365</text:p>
          </table:table-cell>
          <table:table-cell table:style-name="Table8.A2" office:value-type="string">
            <text:p text:style-name="P71">1.375</text:p>
          </table:table-cell>
          <table:table-cell table:style-name="Table8.H2" office:value-type="string">
            <text:p text:style-name="P59">2.107</text:p>
          </table:table-cell>
        </table:table-row>
      </table:table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style:style style:name="Text_20_Body" style:display-name="Text Body" style:family="graphic" style:parent-style-name="Graphics">
      <style:graphic-properties svg:width="6.9252in" fo:min-height="0.0161in"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background-color="#ffd457">
        <style:background-image/>
      </style:paragraph-properties>
      <style:text-properties fo:color="#800000" fo:font-size="16pt" fo:font-weight="bold" officeooo:rsid="00049a45" officeooo:paragraph-rsid="00049a45" style:font-size-asian="16pt" style:font-weight-asian="bold" style:font-size-complex="16pt" style:font-weight-complex="bold"/>
    </style:style>
    <style:style style:name="MT1" style:family="text">
      <style:text-properties officeooo:rsid="005c4ac4"/>
    </style:style>
    <style:style style:name="MT2" style:family="text">
      <style:text-properties officeooo:rsid="004ae53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</text:span> #<text:span text:style-name="MT1">3</text:span> (<text:span text:style-name="MT2">HPC</text:span> . ICS<text:span text:style-name="MT2">632</text:span> <text:s/><text:span text:style-name="MT1">Oct. 2015</text:span>) ----------- Ehsan Kourkch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00:03:54.010359522</meta:creation-date>
    <dc:date>2015-10-21T01:58:14.559290052</dc:date>
    <meta:editing-duration>PT23H37M43S</meta:editing-duration>
    <meta:editing-cycles>63</meta:editing-cycles>
    <meta:generator>LibreOffice/4.3.7.2$Linux_X86_64 LibreOffice_project/430m0$Build-2</meta:generator>
    <meta:document-statistic meta:table-count="8" meta:image-count="0" meta:object-count="0" meta:page-count="4" meta:paragraph-count="234" meta:word-count="619" meta:character-count="3801" meta:non-whitespace-character-count="3407"/>
  </office:meta>
</office:document-meta>
</file>